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cm" loext:contextual-spacing="false" fo:text-align="justify" style:justify-single-word="false"/>
    </style:style>
    <style:style style:name="P2" style:family="paragraph" style:parent-style-name="Standard" style:master-page-name="Standard">
      <style:paragraph-properties fo:margin-top="0cm" fo:margin-bottom="0cm" loext:contextual-spacing="false" fo:text-align="justify" style:justify-single-word="false" style:page-number="1"/>
    </style:style>
    <style:style style:name="T1" style:family="text">
      <style:text-properties fo:color="#1155cc" style:text-underline-style="solid" style:text-underline-width="auto" style:text-underline-color="font-color"/>
    </style:style>
    <style:style style:name="T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cenzja „Awatar: Legenda Aanga”</text:p>
      <text:p text:style-name="P1">Czyli Gray traci życie na kreskówek</text:p>
      <text:p text:style-name="P1"/>
      <text:p text:style-name="P1">Ostatnio razem z młodszą siostrą oglądałam kilka odcinków kontynuacji tej kreskówki („Legenda Korry”), przez co wpadłam w lekko nostalgiczny nastrój i zapragnęłam ponownie obejrzeć serial opowiadający o przygodach poprzedniego Awatara.</text:p>
      <text:p text:style-name="P1"/>
      <text:p text:style-name="P1">Gray Picture</text:p>
      <text:p text:style-name="P1"/>
      <text:p text:style-name="P1">Ale o czym właściwie to jest? Na świecie ludzie podzieleni są na cztery grupy: Plemiona Wody, Królestwo Ziemi, Nomadów Powietrza i Naród Ognia. Magowie potrafią panować nad żywiołem swojego ludu, lecz Awatar jako jedyny może posługiwać się nimi wszystkimi. Jego głównym zadaniem jest stanie na straży równowagi i pokoju na świecie. Jednak Awatar Aang zaginął w niewyjaśnionych okolicznościach, więc nie było nikogo, kto byłby w stanie powstrzymać wojny wywołanej przez Naród Ognia.</text:p>
      <text:p text:style-name="P1"/>
      <text:p text:style-name="P1">Sto lat później Sokka i Katara, rodzeństwo z Plemiona Wody, <office:annotation office:name="__Annotation__9_408940840"><dc:creator>Weronika Błaż</dc:creator><dc:date>2018-05-12T21:18:17</dc:date><text:p><text:span text:style-name="T2">Uzgodnienie do "Sokka i Katara", bo to oni są podmiotem, a "rodzeństwo" wtrąceniem.</text:span></text:p></office:annotation>odnajdują<office:annotation-end office:name="__Annotation__9_408940840"/> Awatara Aanga, który spędził cały ten czas w bryle lodu na biegunie południowym. Oboje postanawiają, że będą mu towarzyszyć w jego misji, gdyż przed nim trudne zadanie. Żeby mieć jakiekolwiek szanse na zakończenie nadal trwającej wojny, Aang musi się jak najszybciej nauczyć magii wszystkich żywiołów. Ale żeby nie było za łatwo, gdy Naród Ognia dowie się o powrocie Aanga, wiele osób będzie próbowało go powstrzymać. Najzacieklejszym wrogiem chłopaka jest wygnany książę Zuko, dla którego pokonanie Awatara to jedyny sposób na zmycie hańby i powrót do domu. Wspomniałam, że jedyna nadzieja świata mentalnie nadal ma 12 lat? Co może pójść nie tak?</text:p>
      <text:p text:style-name="P1"/>
      <text:p text:style-name="P1">Jak wspomniałam we wstępie, już kiedyś obejrzałam ten serial, ale było to dawno, więc trochę bałam się, że moje pozytywne wrażenie o nim to w dużej mierze jakaś nostalgia. Lecz muszę powiedzieć, że oglądając go ponownie, bawiłam się tak samo dobrze, jak za pierwszym razem. Mimo że zdecydowanie kreskówka powstała z myślą o małych dzieciach, świat Aanga jest dość skomplikowany. Z każdym odcinkiem twórcy dają coraz więcej informacji o ludziach go zamieszkujących, ich kulturze, wierzeniach oraz o tym, jak działa magia. Nie zabraknie też różnych dziwacznych zwierząt, jak dziobako-niedźwiedzie czy kaczko-żółwie. Mnie bawią.</text:p>
      <text:p text:style-name="P1"/>
      <text:p text:style-name="P1">Jedną z najlepszych rzeczy w tej bajce są sceny walki. Są po prostu świetne; przede wszystkim dynamiczne i bardzo różnorodne. Każda wygląda inaczej, a poszczególne postaci mają swoje unikatowe style walki. Jako że to bajka dla dzieci, nie ma w niej potoków krwi czy flaków, ale mimo to czuć, kiedy bohaterowie są w niekiedy śmiertelnym niebezpieczeństwie.</text:p>
      <text:p text:style-name="P1"/>
      <text:p text:style-name="P1">Na zakończenie nie zostało mi nic innego, jak powiedzieć, że zdecydowanie polecam obejrzeć „Awatar: Legenda Aanga”.</text:p>
      <text:p text:style-name="P1"/>
      <text:p text:style-name="P1">grafiki:</text:p>
      <text:p text:style-name="P1">na baner</text:p>
      <text:p text:style-name="P1"/>
      <text:p text:style-name="P1"/>
      <text:p text:style-name="P1"><text:soft-page-break/><text:a xlink:type="simple" xlink:href="https://static.zerochan.net/Avatar%3A.The.Last.Airbender.full.1973976.jpg" text:style-name="Internet_20_link" text:visited-style-name="Visited_20_Internet_20_Link"><text:span text:style-name="T1">https://static.zerochan.net/Avatar%3A.The.Last.Airbender.full.1973976.jpg</text:span></text:a></text:p>
      <text:p text:style-name="P1"/>
      <text:p text:style-name="P1"><text:a xlink:type="simple" xlink:href="https://www.zerochan.net/1973976" text:style-name="Internet_20_link" text:visited-style-name="Visited_20_Internet_20_Link"><text:span text:style-name="T1">https://www.zerochan.net/1973976</text:span></text:a> &lt; i źródło</text:p>
      <text:p text:style-name="P1"/>
      <text:p text:style-name="P1">lub</text:p>
      <text:p text:style-name="P1"/>
      <text:p text:style-name="P1"><text:a xlink:type="simple" xlink:href="http://4.bp.blogspot.com/-Gk_0aAJdhLo/VKgwFthjoUI/AAAAAAAAARo/M9Nr1MKE1Uc/s1600/aang1.jpeg" text:style-name="Internet_20_link" text:visited-style-name="Visited_20_Internet_20_Link"><text:span text:style-name="T1">http://4.bp.blogspot.com/-Gk_0aAJdhLo/VKgwFthjoUI/AAAAAAAAARo/M9Nr1MKE1Uc/s1600/aang1.jpeg</text:span></text:a></text:p>
      <text:p text:style-name="P1"/>
      <text:p text:style-name="P1"><text:a xlink:type="simple" xlink:href="http://blogobajkach.blogspot.com/2015/01/awatar-legenda-aanga-recenzja.html" text:style-name="Internet_20_link" text:visited-style-name="Visited_20_Internet_20_Link"><text:span text:style-name="T1">http://blogobajkach.blogspot.com/2015/01/awatar-legenda-aanga-recenzja.html</text:span></text:a> &lt; i źródł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style:use-window-font-color="true" style:font-name="Arial" fo:font-size="11pt" fo:language="pl"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1.27cm" style:writing-mode="page"/>
      <style:text-properties style:use-window-font-color="true" style:font-name="Arial" fo:font-size="11pt" fo:language="pl"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3.2$Windows_X86_64 LibreOffice_project/92a7159f7e4af62137622921e809f8546db437e5</meta:generator>
    <dc:date>2018-05-23T19:58:08.163000000</dc:date>
    <meta:editing-duration>PT1H2M28S</meta:editing-duration>
    <meta:editing-cycles>1</meta:editing-cycles>
    <meta:document-statistic meta:table-count="0" meta:image-count="0" meta:object-count="0" meta:page-count="2" meta:paragraph-count="16" meta:word-count="405" meta:character-count="2918" meta:non-whitespace-character-count="2529"/>
  </office:meta>
</office:document-meta>
</file>